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sectionheading">
      <style:paragraph-properties fo:margin-top="0.028in" fo:margin-bottom="0.0555in" fo:orphans="2" fo:widows="2"/>
    </style:style>
    <style:style style:name="P11" style:family="paragraph" style:parent-style-name="Heading_20_1" style:master-page-name="Standard">
      <style:paragraph-properties fo:margin-top="0in" fo:margin-bottom="0in" fo:orphans="2" fo:widows="2" style:page-number="auto"/>
    </style:style>
    <style:style style:name="P12" style:family="paragraph" style:parent-style-name="Heading_20_3">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3">
      <style:paragraph-properties fo:margin-top="0.028in" fo:margin-bottom="0.0693in" fo:orphans="2" fo:widows="2"/>
    </style:style>
    <style:style style:name="P15" style:family="paragraph" style:parent-style-name="Heading_20_2">
      <style:paragraph-properties fo:margin-top="0in" fo:margin-bottom="0.0555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2.3752in" svg:y="0in">
        <draw:image xlink:href="Pictures/2000000700000FB5000000C94FDA4EAC.wmf" xlink:type="simple" xlink:show="embed" xlink:actuate="onLoad">
          <text:p/>
        </draw:image>
      </draw:frame>
      <text:h text:style-name="P11" text:outline-level="1">Object-Relational Mapping</text:h>
      <text:p text:style-name="P2"><text:bookmark text:name="_GoBack"/><draw:frame draw:style-name="fr2" draw:name="graphics1" text:anchor-type="as-char" svg:width="6.5in" svg:height="0.1346in" draw:z-index="28"><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text:alphabetical-index-mark-start text:id="IMark141497920" text:main-entry="true"/>mapping strategies<text:alphabetical-index-mark-end text:id="IMark141497920"/>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9"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9" text:outline-level="4"><text:tab/><text:tab/><text:alphabetical-index-mark-start text:id="IMark141497920" text:main-entry="true"/>Mapping Strategies<text:alphabetical-index-mark-end text:id="IMark141497920"/></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0"><draw:image xlink:href="Pictures/2000000700000FB5000000C94FDA4EAC.wmf" xlink:type="simple" xlink:show="embed" xlink:actuate="onLoad"/></draw:frame></text:p>
      <text:h text:style-name="P15" text:outline-level="2">Column Elements</text:h>
      <text:p text:style-name="P4">Column elements used for simple, non-<text:alphabetical-index-mark-start text:id="IMark141497920" text:main-entry="true"/>relationship<text:alphabetical-index-mark-end text:id="IMark141497920"/>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9"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3"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1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0"><draw:image xlink:href="Pictures/2000000700000FB5000000C94FDA4EAC.wmf" xlink:type="simple" xlink:show="embed" xlink:actuate="onLoad"/></draw:frame></text:p>
      <text:h text:style-name="P15" text:outline-level="2"><text:bookmark text:name="R10Join"/>Join Conditio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text:alphabetical-index-mark-start text:id="IMark141497920" text:main-entry="true"/>relationship<text:alphabetical-index-mark-end text:id="IMark141497920"/>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3"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15"><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2"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16"><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0"><draw:image xlink:href="Pictures/2000000700000FB5000000C94FDA4EAC.wmf" xlink:type="simple" xlink:show="embed" xlink:actuate="onLoad"/></draw:frame></text:p>
      <text:h text:style-name="P15" text:outline-level="2"><text:bookmark text:name="R10RelationshipMapping"/><text:alphabetical-index-mark-start text:id="IMark141497920" text:main-entry="true"/>Relationship<text:alphabetical-index-mark-end text:id="IMark141497920"/> Mapping</text:h>
      <text:p text:style-name="P4">Column elements used for <text:alphabetical-index-mark-start text:id="IMark141497920" text:main-entry="true"/>relationship<text:alphabetical-index-mark-end text:id="IMark141497920"/>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text:alphabetical-index-mark-start text:id="IMark141497920" text:main-entry="true"/>relationship<text:alphabetical-index-mark-end text:id="IMark141497920"/> can be mapped by using the <text:alphabetical-index-mark-start text:id="IMark141830008" text:main-entry="true"/>mapped-by<text:alphabetical-index-mark-end text:id="IMark141830008"/> attribute identifying the field on the side that defines the mapping. <text:span text:style-name="Assertion">A15.3-14 [</text:span>Regardless of which side changes the <text:alphabetical-index-mark-start text:id="IMark142587548" text:main-entry="true"/>relationship<text:alphabetical-index-mark-end text:id="IMark142587548"/>, flush (whether done as part of commit or explicitly by the user) will modify the datastore to reflect the change and will update the memory model for consistency. There is no further behavior implied by having both sides of the <text:alphabetical-index-mark-start text:id="IMark141912320" text:main-entry="true"/>relationship<text:alphabetical-index-mark-end text:id="IMark141912320"/> map to the same database column(s). In particular, making a change to one side of the <text:alphabetical-index-mark-start text:id="IMark142600416" text:main-entry="true"/>relationship<text:alphabetical-index-mark-end text:id="IMark142600416"/> does not imply any runtime behavior by the JDO implementation to change the other side of the <text:alphabetical-index-mark-start text:id="IMark141910208" text:main-entry="true"/>relationship<text:alphabetical-index-mark-end text:id="IMark141910208"/> in memory prior to flush, and there is no requirement to load fields affected by the change if they are not already loaded. This implies that if the RetainValues flag or DetachAllOnCommit is set to true, and the <text:alphabetical-index-mark-start text:id="IMark141398740" text:main-entry="true"/>relationship<text:alphabetical-index-mark-end text:id="IMark141398740"/> field is loaded, then the implementation will change the field on the other side so it is visible after transaction completion.</text:p>
      <text:p text:style-name="P4">Similarly, if one side is deleted, the other side will be updated to be consistent at flush. During flush, each <text:alphabetical-index-mark-start text:id="IMark141398740" text:main-entry="true"/>relationship<text:alphabetical-index-mark-end text:id="IMark141398740"/> in which the instance is involved is updated for consistency. These changes are applied to the object model instances. If the <text:alphabetical-index-mark-start text:id="IMark141910208" text:main-entry="true"/>relationship<text:alphabetical-index-mark-end text:id="IMark141910208"/> is marked as dependent, the related instance is deleted. If the <text:alphabetical-index-mark-start text:id="IMark142600416" text:main-entry="true"/>relationship<text:alphabetical-index-mark-end text:id="IMark142600416"/>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142600416" text:main-entry="true"/>relationship<text:alphabetical-index-mark-end text:id="IMark142600416"/> to be set to null. If there is a foreign key declared to be not nullable, and the requirement is to nullify the related field, then <text:span text:style-name="T1">JDODataStoreException</text:span> is thrown at flush.</text:p>
      <text:p text:style-name="P4"><text:alphabetical-index-mark-start text:id="IMark141910208" text:main-entry="true"/>Conflicting changes<text:alphabetical-index-mark-end text:id="IMark141910208"/> to relationships cause a JDOUserException to be thrown at flush time. <text:alphabetical-index-mark-start text:id="IMark142600416" text:main-entry="true"/>Conflicting changes<text:alphabetical-index-mark-end text:id="IMark142600416"/> include:</text:p>
      <text:p text:style-name="P6">•<text:tab/>adding a related instance with a single-valued <text:alphabetical-index-mark-start text:id="IMark142600416" text:main-entry="true"/>mapped-by<text:alphabetical-index-mark-end text:id="IMark142600416"/> <text:alphabetical-index-mark-start text:id="IMark141910208" text:main-entry="true"/>relationship<text:alphabetical-index-mark-end text:id="IMark141910208"/> field to more than one one-to-many collection <text:alphabetical-index-mark-start text:id="IMark141398740" text:main-entry="true"/>relationship<text:alphabetical-index-mark-end text:id="IMark141398740"/></text:p>
      <text:p text:style-name="P6"><text:soft-page-break/>•<text:tab/>setting both sides of a one-to-one <text:alphabetical-index-mark-start text:id="IMark141398740" text:main-entry="true"/>relationship<text:alphabetical-index-mark-end text:id="IMark141398740"/> such that they do not refer to each other<text:span text:style-name="Assertion">]</text:span></text:p>
      <text:h text:style-name="P10" text:outline-level="4"><text:tab/><text:tab/><text:alphabetical-index-mark-start text:id="IMark141398740" text:main-entry="true"/>Mapping Strategies<text:alphabetical-index-mark-end text:id="IMark141398740"/></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4"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17"><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3"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1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2" text:outline-level="3">Many-to-One and One-to-Many using <text:alphabetical-index-mark-start text:id="IMark141398740" text:main-entry="true"/>mapped-by<text:alphabetical-index-mark-end text:id="IMark141398740"/></text:h>
      <text:p text:style-name="P4">If both the Employee.department and Department.employees fields exist, only one needs to be mapped explicitly; one side is specified to be “<text:alphabetical-index-mark-start text:id="IMark141398740" text:main-entry="true"/>mapped-by<text:alphabetical-index-mark-end text:id="IMark141398740"/>”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19"><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text:alphabetical-index-mark-start text:id="IMark141398740" text:main-entry="true"/>mapped-by<text:alphabetical-index-mark-end text:id="IMark141398740"/>="department"/&gt;</text:p>
      <text:p text:style-name="P7"><text:tab/><text:tab/>&lt;/class&gt;</text:p>
      <text:p text:style-name="P7"><text:tab/>&lt;/package&gt;</text:p>
      <text:p text:style-name="P7">&lt;/orm&gt;</text:p>
      <text:p text:style-name="P4"/>
      <text:h text:style-name="P13"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0"><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text:alphabetical-index-mark-start text:id="IMark141398740" text:main-entry="true"/>mapped-by<text:alphabetical-index-mark-end text:id="IMark141398740"/>="department"/&gt;</text:p>
      <text:p text:style-name="P7"><text:tab/><text:tab/>&lt;/class&gt;</text:p>
      <text:p text:style-name="P7"><text:tab/>&lt;/package&gt;</text:p>
      <text:p text:style-name="P7">&lt;/orm&gt;</text:p>
      <text:p text:style-name="P4"/>
      <text:h text:style-name="P13"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2"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text:alphabetical-index-mark-start text:id="IMark141398740" text:main-entry="true"/>mapped-by<text:alphabetical-index-mark-end text:id="IMark141398740"/> attribute naming the field in the Employee that refers to Department. The key uses the <text:alphabetical-index-mark-start text:id="IMark141910208" text:main-entry="true"/>mapped-by<text:alphabetical-index-mark-end text:id="IMark141910208"/>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text:alphabetical-index-mark-start text:id="IMark141910208" text:main-entry="true"/>mapped-by<text:alphabetical-index-mark-end text:id="IMark141910208"/>="dept"&gt;</text:p>
      <text:p text:style-name="P7"><text:tab/><text:tab/><text:tab/><text:tab/>&lt;key <text:alphabetical-index-mark-start text:id="IMark141910208" text:main-entry="true"/>mapped-by<text:alphabetical-index-mark-end text:id="IMark141910208"/>="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0"><draw:image xlink:href="Pictures/2000000700000FB5000000C94FDA4EAC.wmf" xlink:type="simple" xlink:show="embed" xlink:actuate="onLoad"/></draw:frame></text:p>
      <text:h text:style-name="P15" text:outline-level="2">Embedding</text:h>
      <text:p text:style-name="P4">Some of the columns in a table might be mapped as a separate Java class to better match the object model. Embedding works to arbitrary depth.</text:p>
      <text:h text:style-name="P13"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0"><draw:image xlink:href="Pictures/2000000700000FB5000000C94FDA4EAC.wmf" xlink:type="simple" xlink:show="embed" xlink:actuate="onLoad"/></draw:frame></text:p>
      <text:h text:style-name="P15" text:outline-level="2" text:is-list-header="true"><text:tab/><text:bookmark text:name="R10ForeignKeyConstraintsS"/>15.5<text:tab/><text:bookmark text:name="R10ForeignKeyConstraints"/>Foreign Key Constraints</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text:alphabetical-index-mark-start text:id="IMark141398740" text:main-entry="true"/>relationship<text:alphabetical-index-mark-end text:id="IMark141398740"/> in the object model is mapped, the meaning of delete action and update action refer to the columns in the datastore, not to the fields in the object model.</text:p>
      <text:h text:style-name="P9"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4"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23"><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0"><draw:image xlink:href="Pictures/2000000700000FB5000000C94FDA4EAC.wmf" xlink:type="simple" xlink:show="embed" xlink:actuate="onLoad"/></draw:frame></text:p>
      <text:h text:style-name="P15"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0"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4"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0"><draw:image xlink:href="Pictures/2000000700000FB5000000C94FDA4EAC.wmf" xlink:type="simple" xlink:show="embed" xlink:actuate="onLoad"/></draw:frame></text:p>
      <text:h text:style-name="P15" text:outline-level="2"><text:bookmark text:name="R10Inheritance"/>Inheritance</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0"><draw:image xlink:href="Pictures/2000000700000FB5000000C94FDA4EAC.wmf" xlink:type="simple" xlink:show="embed" xlink:actuate="onLoad"/></draw:frame></text:p>
      <text:h text:style-name="P15"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3"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25"><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26"><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27"><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5:53:53.75</meta:creation-date>
    <meta:editing-duration>PT11M9S</meta:editing-duration>
    <meta:generator>OpenOffice.org/3.4$Win32 OpenOffice.org_project/340m1$Build-9590</meta:generator>
    <dc:title>JDO_Chapter</dc:title>
    <dc:date>2012-08-23T20:39:12.78</dc:date>
    <meta:document-statistic meta:table-count="0" meta:image-count="9" meta:object-count="0" meta:page-count="20" meta:paragraph-count="688" meta:word-count="4879" meta:character-count="348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